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325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faf46"/>
      <style:paragraph-properties fo:text-align="center"/>
    </style:style>
    <style:style style:name="P4" style:family="paragraph">
      <loext:graphic-properties draw:fill="solid" draw:fill-color="#ed4c0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9211e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2">Compute Device</text:p>
          </draw:text-box>
        </draw:frame>
        <draw:custom-shape draw:style-name="gr4" draw:text-style-name="P3" draw:layer="layout" svg:width="13.928cm" svg:height="2.54cm" svg:x="9.398cm" svg:y="10.126cm">
          <text:p text:style-name="P2">Global and Constant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7cm" svg:height="0.952cm" svg:x="10.007cm" svg:y="3.867cm">
          <text:p text:style-name="P2">Local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54cm" svg:height="2.857cm" svg:x="13.57cm" svg:y="6.09cm">
          <text:p text:style-name="P2">Kernel</text:p>
          <text:p text:style-name="P2">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544cm" svg:height="1.575cm" draw:transform="rotate (0.00767944870877501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4.835cm" svg:y1="4.954cm" svg:x2="14.835cm" svg:y2="6.09cm">
          <text:p/>
        </draw:line>
        <draw:line draw:style-name="gr8" draw:text-style-name="P2" draw:layer="layout" svg:x1="12.562cm" svg:y1="7.588cm" svg:x2="13.57cm" svg:y2="7.588cm">
          <text:p/>
        </draw:line>
        <draw:custom-shape draw:style-name="gr6" draw:text-style-name="P5" draw:layer="layout" svg:width="2.54cm" svg:height="2.857cm" svg:x="16.68cm" svg:y="6.09cm">
          <text:p text:style-name="P2">Kernel</text:p>
          <text:p text:style-name="P2">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9.222cm" svg:y1="7.588cm" svg:x2="20.23cm" svg:y2="7.588cm">
          <text:p/>
        </draw:line>
        <draw:custom-shape draw:style-name="gr7" draw:text-style-name="P6" draw:layer="layout" svg:width="2.544cm" svg:height="1.575cm" draw:transform="rotate (0.00767944870877501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7.915cm" svg:y1="4.954cm" svg:x2="17.915cm" svg:y2="6.09cm">
          <text:p/>
        </draw:line>
        <draw:line draw:style-name="gr8" draw:text-style-name="P2" draw:layer="layout" svg:x1="14.83cm" svg:y1="8.947cm" svg:x2="14.83cm" svg:y2="10.083cm">
          <text:p/>
        </draw:line>
        <draw:line draw:style-name="gr8" draw:text-style-name="P2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4.503cm" svg:y="2.598cm">
          <draw:text-box>
            <text:p text:style-name="P7"><text:span text:style-name="T1">Workgroup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937cm" svg:y1="11.43cm" svg:x2="9.367cm" svg:y2="11.42cm">
          <text:p/>
        </draw:line>
        <draw:line draw:style-name="gr8" draw:text-style-name="P2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2-04-04T18:19:06.731683656</dc:date>
    <meta:editing-duration>PT1H11M15S</meta:editing-duration>
    <meta:editing-cycles>8</meta:editing-cycles>
    <meta:generator>LibreOffice/7.3.2.1$Linux_X86_64 LibreOffice_project/30$Build-1</meta:generator>
    <meta:document-statistic meta:object-count="22"/>
  </office:meta>
</office:document-meta>
</file>